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90000000CEA63243FACF3E5E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1" svg:font-family="'Arial Cyr'"/>
    <style:font-face style:name="Arial Cyr2" svg:font-family="'Arial Cyr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28.52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30.2mm"/>
    </style:style>
    <style:style style:name="co7" style:family="table-column">
      <style:table-column-properties fo:break-before="auto" style:column-width="27.13mm"/>
    </style:style>
    <style:style style:name="co8" style:family="table-column">
      <style:table-column-properties fo:break-before="auto" style:column-width="25.4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6.85mm"/>
    </style:style>
    <style:style style:name="co11" style:family="table-column">
      <style:table-column-properties fo:break-before="auto" style:column-width="23.41mm"/>
    </style:style>
    <style:style style:name="co12" style:family="table-column">
      <style:table-column-properties fo:break-before="auto" style:column-width="2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8.79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8.52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17.73mm" fo:break-before="auto" style:use-optimal-row-height="false"/>
    </style:style>
    <style:style style:name="ro14" style:family="table-row">
      <style:table-row-properties style:row-height="24.87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8.94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5.82mm" fo:break-before="auto" style:use-optimal-row-height="false"/>
    </style:style>
    <style:style style:name="ro19" style:family="table-row">
      <style:table-row-properties style:row-height="10.05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13.76mm" fo:break-before="auto" style:use-optimal-row-height="false"/>
    </style:style>
    <style:style style:name="ro22" style:family="table-row">
      <style:table-row-properties style:row-height="9.79mm" fo:break-before="auto" style:use-optimal-row-height="false"/>
    </style:style>
    <style:style style:name="ro23" style:family="table-row">
      <style:table-row-properties style:row-height="10.58mm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mm" style:writing-mode="page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mm" style:writing-mode="page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99pt solid #000000" style:rotation-align="none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e6e6ff" style:cell-protect="none" style:print-content="true" fo:border="0.06pt solid #000000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1" style:family="table-cell" style:parent-style-name="Default">
      <style:table-cell-properties style:cell-protect="none" style:print-content="true" fo:border="0.06pt solid #000000"/>
    </style:style>
    <style:style style:name="ce62" style:family="table-cell" style:parent-style-name="Default" style:data-style-name="N11">
      <style:table-cell-properties style:cell-protect="none" style:print-content="true" fo:border="0.06pt solid #000000"/>
    </style:style>
    <style:style style:name="ce20" style:family="table-cell" style:parent-style-name="Default">
      <style:table-cell-properties style:cell-protect="none" style:print-content="true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style:cell-protect="none" style:print-content="true" style:diagonal-bl-tr="none" style:diagonal-tl-br="none" fo:border="0.99pt solid #000000" style:rotation-align="non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3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76" style:family="table-cell" style:parent-style-name="Default">
      <style:table-cell-properties fo:border="0.06pt solid #000000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3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Arial Cyr2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9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4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50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00" style:family="table-cell" style:parent-style-name="Default" style:data-style-name="N37"/>
    <style:style style:name="ce5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 Cyr" fo:font-size="10pt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 Cyr" fo:font-size="10pt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Формулы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 table:style-name="ce5"/>
          <table:table-cell table:number-columns-repeated="5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 table:style-name="ce5"/>
          <table:table-cell table:number-columns-repeated="54"/>
        </table:table-row>
        <table:table-row table:style-name="ro4">
          <table:table-cell table:number-columns-repeated="64"/>
        </table:table-row>
        <table:table-row table:style-name="ro5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5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5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>
            <draw:frame table:end-cell-address="Формулы.C14" table:end-x="0.86mm" table:end-y="2.67mm" draw:z-index="0" draw:name="Рисунок 2" draw:style-name="gr1" draw:text-style-name="P1" svg:width="42.15mm" svg:height="17.4mm" svg:x="41.22mm" svg:y="3.35mm">
              <draw:image>
                <text:p/>
              </draw:image>
              <svg:desc>&amp;CHcy;&amp;acy;&amp;scy;&amp;tcy;&amp;icy; &amp;fcy;&amp;ocy;&amp;rcy;&amp;mcy;&amp;ucy;&amp;lcy;&amp;ycy;</svg:desc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6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6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2.57mm" table:end-y="2.98mm" draw:z-index="1" draw:name="Рисунок 3" draw:style-name="gr1" draw:text-style-name="P1" svg:width="2.57mm" svg:height="2.7mm" svg:x="0mm" svg:y="0.28mm">
              <draw:image xlink:href="Pictures/10000000000000090000000CEA63243FACF3E5E5.png" xlink:type="simple" xlink:show="embed" xlink:actuate="onLoad" loext:mime-type="image/png">
                <text:p/>
              </draw:image>
              <svg:desc>К началу страницы</svg:desc>
            </draw:frame>
          </table:table-cell>
          <table:table-cell table:number-columns-repeated="63"/>
        </table:table-row>
        <table:table-row table:style-name="ro8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Типы операторов</text:p>
          </table:table-cell>
          <table:table-cell table:number-columns-repeated="63"/>
        </table:table-row>
        <table:table-row table:style-name="ro9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Арифметические операторы</text:p>
          </table:table-cell>
          <table:table-cell table:number-columns-repeated="63"/>
        </table:table-row>
        <table:table-row table:style-name="ro10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61"/>
        </table:table-row>
        <table:table-row table:style-name="ro1">
          <table:covered-table-cell table:style-name="ce23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61"/>
        </table:table-row>
        <table:table-row table:style-name="ro11">
          <table:table-cell table:style-name="ce23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61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 table:print="false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Default"/>
        <table:table-column table:style-name="co4" table:number-columns-repeated="58" table:default-cell-style-name="Default"/>
        <table:table-row table:style-name="ro12">
          <table:table-cell table:style-name="ce9"/>
          <table:table-cell table:style-name="Default"/>
          <table:table-cell table:style-name="ce24"/>
          <table:table-cell table:style-name="ce26" table:number-columns-repeated="2"/>
          <table:table-cell table:number-columns-repeated="59"/>
        </table:table-row>
        <table:table-row table:style-name="ro12">
          <table:table-cell table:style-name="Default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 table:style-name="Default"/>
          <table:table-cell table:style-name="ce24"/>
          <table:table-cell table:style-name="ce26" table:number-columns-repeated="2"/>
          <table:table-cell table:number-columns-repeated="59"/>
        </table:table-row>
        <table:table-row table:style-name="ro12">
          <table:table-cell table:style-name="Default" table:number-columns-repeated="2"/>
          <table:table-cell table:style-name="ce24"/>
          <table:table-cell table:style-name="ce26" table:number-columns-repeated="2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38"/>
          <table:table-cell table:style-name="ce27" office:value-type="float" office:value="3" calcext:value-type="float">
            <text:p>3</text:p>
          </table:table-cell>
          <table:table-cell table:style-name="ce13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 table:style-name="ce38"/>
          <table:table-cell table:style-name="ce27" table:formula="of:=[.D4]^2" office:value-type="float" office:value="9" calcext:value-type="float">
            <text:p>9</text:p>
          </table:table-cell>
          <table:table-cell table:style-name="ce17" office:value-type="string" calcext:value-type="string">
            <text:p>кв. см</text:p>
          </table:table-cell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 table:style-name="ce38"/>
          <table:table-cell table:style-name="ce27" office:value-type="float" office:value="3" calcext:value-type="float">
            <text:p>3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 table:style-name="ce38"/>
          <table:table-cell table:style-name="ce27" table:formula="of:=[.D9]^3" office:value-type="float" office:value="27" calcext:value-type="float">
            <text:p>27</text:p>
          </table:table-cell>
          <table:table-cell table:style-name="ce13" office:value-type="string" calcext:value-type="string">
            <text:p>куб. см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 table:style-name="ce38"/>
          <table:table-cell table:style-name="ce27" table:formula="of:=6*([.D9]^2)" office:value-type="float" office:value="54" calcext:value-type="float">
            <text:p>54</text:p>
          </table:table-cell>
          <table:table-cell table:style-name="ce13" office:value-type="string" calcext:value-type="string">
            <text:p>кв. см</text:p>
          </table:table-cell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 table:style-name="ce38"/>
          <table:table-cell table:style-name="ce27" office:value-type="float" office:value="1" calcext:value-type="float">
            <text:p>1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 table:style-name="ce38"/>
          <table:table-cell table:style-name="ce27" office:value-type="float" office:value="5" calcext:value-type="float">
            <text:p>5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38"/>
          <table:table-cell table:style-name="ce27" table:formula="of:=[.D16]/[.D15]" office:value-type="float" office:value="5" calcext:value-type="float">
            <text:p>5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38"/>
          <table:table-cell table:style-name="ce27" office:value-type="float" office:value="10" calcext:value-type="float">
            <text:p>10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38"/>
          <table:table-cell table:style-name="ce27" table:formula="of:=[.D21]*8" office:value-type="float" office:value="80" calcext:value-type="float">
            <text:p>80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38"/>
          <table:table-cell table:style-name="ce27" table:formula="of:=[.D21]/1000" office:value-type="float" office:value="0.01" calcext:value-type="float">
            <text:p>0,01</text:p>
          </table:table-cell>
          <table:table-cell table:style-name="ce29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38"/>
          <table:table-cell table:style-name="ce27" table:formula="of:=[.D21]/1000000" office:value-type="float" office:value="0.00001" calcext:value-type="float">
            <text:p>1E-05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3">
          <table:table-cell table:style-name="ce11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1">
          <table:table-cell table:style-name="ce12" office:value-type="string" calcext:value-type="string">
            <text:p>Оклад</text:p>
          </table:table-cell>
          <table:table-cell table:style-name="ce12" office:value-type="string" calcext:value-type="string">
            <text:p>Аванс</text:p>
          </table:table-cell>
          <table:table-cell table:style-name="ce12" office:value-type="string" calcext:value-type="string">
            <text:p>Подоходный налог</text:p>
          </table:table-cell>
          <table:table-cell table:style-name="ce12" office:value-type="string" calcext:value-type="string">
            <text:p>Пенсионный налог</text:p>
          </table:table-cell>
          <table:table-cell table:style-name="ce12" office:value-type="string" calcext:value-type="string">
            <text:p>Профсоюзный взнос</text:p>
          </table:table-cell>
          <table:table-cell table:style-name="ce12" office:value-type="string" calcext:value-type="string">
            <text:p>Сумма к выдаче</text:p>
          </table:table-cell>
          <table:table-cell table:style-name="ce32"/>
          <table:table-cell table:number-columns-repeated="57"/>
        </table:table-row>
        <table:table-row table:style-name="ro1">
          <table:table-cell table:style-name="ce13" table:number-columns-repeated="6"/>
          <table:table-cell table:number-columns-repeated="58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ce14" office:value-type="string" calcext:value-type="string">
            <text:p>Оклад</text:p>
          </table:table-cell>
          <table:table-cell table:style-name="ce14" office:value-type="string" calcext:value-type="string">
            <text:p>Аванс</text:p>
          </table:table-cell>
          <table:table-cell table:style-name="ce14" office:value-type="string" calcext:value-type="string">
            <text:p>Подоходный налог</text:p>
          </table:table-cell>
          <table:table-cell table:style-name="ce14" office:value-type="string" calcext:value-type="string">
            <text:p>Пенсионный налог</text:p>
          </table:table-cell>
          <table:table-cell table:style-name="ce14" office:value-type="string" calcext:value-type="string">
            <text:p>Профсоюзный взнос</text:p>
          </table:table-cell>
          <table:table-cell table:style-name="ce14" office:value-type="string" calcext:value-type="string">
            <text:p>Сумма к выдаче</text:p>
          </table:table-cell>
          <table:table-cell table:number-columns-repeated="58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15" table:formula="of:=0.4*[.A32]" office:value-type="float" office:value="4000" calcext:value-type="float">
            <text:p>4000</text:p>
          </table:table-cell>
          <table:table-cell table:style-name="ce15" table:formula="of:=0.13*([.A32]-3200-[.D32])" office:value-type="float" office:value="871" calcext:value-type="float">
            <text:p>871</text:p>
          </table:table-cell>
          <table:table-cell table:style-name="ce15" table:formula="of:=0.01*[.A32]" office:value-type="float" office:value="100" calcext:value-type="float">
            <text:p>100</text:p>
          </table:table-cell>
          <table:table-cell table:style-name="ce15" table:formula="of:=0.01*[.A32]" office:value-type="float" office:value="100" calcext:value-type="float">
            <text:p>100</text:p>
          </table:table-cell>
          <table:table-cell table:style-name="ce15" table:formula="of:=[.A32]-[.B32]-[.C32]-[.D32]-[.E32]" office:value-type="float" office:value="4929" calcext:value-type="float">
            <text:p>4929</text:p>
          </table:table-cell>
          <table:table-cell table:number-columns-repeated="58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4">
          <table:table-cell table:style-name="ce11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5">
          <table:table-cell table:style-name="ce11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6">
          <table:table-cell table:style-name="ce16" office:value-type="string" calcext:value-type="string">
            <text:p>Поверхность земного шара</text:p>
          </table:table-cell>
          <table:table-cell table:style-name="ce38" office:value-type="string" calcext:value-type="string" table:number-columns-spanned="2" table:number-rows-spanned="1">
            <text:p>Северное полушарие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Южное полушарие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Земля в целом</text:p>
          </table:table-cell>
          <table:covered-table-cell table:style-name="ce38"/>
          <table:table-cell table:number-columns-repeated="57"/>
        </table:table-row>
        <table:table-row table:style-name="ro1">
          <table:table-cell table:style-name="ce13"/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Суша</text:p>
          </table:table-cell>
          <table:table-cell table:style-name="ce10" office:value-type="float" office:value="100.41" calcext:value-type="float">
            <text:p>100,41</text:p>
          </table:table-cell>
          <table:table-cell table:style-name="ce25" table:formula="of:=([.B40]/[.B42])*[.C42]" office:value-type="percentage" office:value="0.3936875122525" calcext:value-type="percentage">
            <text:p>39,37%</text:p>
          </table:table-cell>
          <table:table-cell table:style-name="ce10" office:value-type="float" office:value="48.43" calcext:value-type="float">
            <text:p>48,43</text:p>
          </table:table-cell>
          <table:table-cell table:style-name="ce25" table:formula="of:=([.D40]/[.D42])*[.E42]" office:value-type="percentage" office:value="0.189884336404627" calcext:value-type="percentage">
            <text:p>18,99%</text:p>
          </table:table-cell>
          <table:table-cell table:style-name="ce22" table:formula="of:=[.B40]+[.D40]" office:value-type="float" office:value="148.84" calcext:value-type="float">
            <text:p>148,84</text:p>
          </table:table-cell>
          <table:table-cell table:style-name="ce25" table:formula="of:=([.F40]/[.F42])*[.G42]" office:value-type="percentage" office:value="0.291785924328563" calcext:value-type="percentage">
            <text:p>29,18%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Вода</text:p>
          </table:table-cell>
          <table:table-cell table:style-name="ce10" office:value-type="float" office:value="154.64" calcext:value-type="float">
            <text:p>154,64</text:p>
          </table:table-cell>
          <table:table-cell table:style-name="ce25" table:formula="of:=([.B41]/[.B42])*[.C42]" office:value-type="percentage" office:value="0.6063124877475" calcext:value-type="percentage">
            <text:p>60,63%</text:p>
          </table:table-cell>
          <table:table-cell table:style-name="ce10" office:value-type="float" office:value="206.62" calcext:value-type="float">
            <text:p>206,62</text:p>
          </table:table-cell>
          <table:table-cell table:style-name="ce25" table:formula="of:=([.D41]/[.D42])*[.E42]" office:value-type="percentage" office:value="0.810115663595373" calcext:value-type="percentage">
            <text:p>81,01%</text:p>
          </table:table-cell>
          <table:table-cell table:style-name="ce22" table:formula="of:=[.B41]+[.D41]" office:value-type="float" office:value="361.26" calcext:value-type="float">
            <text:p>361,26</text:p>
          </table:table-cell>
          <table:table-cell table:style-name="ce25" table:formula="of:=([.F41]/[.F42])*[.G42]" office:value-type="percentage" office:value="0.708214075671437" calcext:value-type="percentage">
            <text:p>70,82%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Всего</text:p>
          </table:table-cell>
          <table:table-cell table:style-name="ce22" table:formula="of:=[.B40]+[.B41]" office:value-type="float" office:value="255.05" calcext:value-type="float">
            <text:p>255,05</text:p>
          </table:table-cell>
          <table:table-cell table:style-name="ce25" table:formula="of:=1" office:value-type="percentage" office:value="1" calcext:value-type="percentage">
            <text:p>100,00%</text:p>
          </table:table-cell>
          <table:table-cell table:style-name="ce22" table:formula="of:=[.D40]+[.D41]" office:value-type="float" office:value="255.05" calcext:value-type="float">
            <text:p>255,05</text:p>
          </table:table-cell>
          <table:table-cell table:style-name="ce25" office:value-type="percentage" office:value="1" calcext:value-type="percentage">
            <text:p>100,00%</text:p>
          </table:table-cell>
          <table:table-cell table:style-name="ce22" table:formula="of:=[.B42]+[.D42]" office:value-type="float" office:value="510.1" calcext:value-type="float">
            <text:p>510,1</text:p>
          </table:table-cell>
          <table:table-cell table:style-name="ce25" office:value-type="percentage" office:value="1" calcext:value-type="percentage">
            <text:p>100,00%</text:p>
          </table:table-cell>
          <table:table-cell table:number-columns-repeated="57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 table:style-name="ce38"/>
          <table:table-cell table:number-columns-repeated="59"/>
        </table:table-row>
        <table:table-row table:style-name="ro5">
          <table:table-cell table:style-name="ce17" office:value-type="string" calcext:value-type="string">
            <text:p>Количество</text:p>
          </table:table-cell>
          <table:table-cell table:style-name="ce38" office:value-type="string" calcext:value-type="string" table:number-columns-spanned="2" table:number-rows-spanned="1">
            <text:p>Класс</text:p>
          </table:table-cell>
          <table:covered-table-cell table:style-name="ce38"/>
          <table:table-cell table:style-name="ce71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71"/>
          <table:table-cell table:number-columns-repeated="5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number-columns-repeated="2" table:style-name="ce71"/>
          <table:table-cell table:number-columns-repeated="5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66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66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number-columns-repeated="5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66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31"/>
          <table:table-cell table:number-columns-repeated="5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66" table:formula="of:=[.C49]+[.C50]" office:value-type="float" office:value="27" calcext:value-type="float">
            <text:p>27</text:p>
          </table:table-cell>
          <table:table-cell table:style-name="ce66" table:formula="of:=[.B51]+[.C51]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7">
          <table:table-cell table:style-name="ce11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ce61" table:number-columns-spanned="14" table:number-rows-spanned="5"/>
          <table:covered-table-cell table:number-columns-repeated="9" table:style-name="ce61"/>
          <table:covered-table-cell table:number-columns-repeated="4" table:style-name="ce76"/>
          <table:table-cell table:number-columns-repeated="50"/>
        </table:table-row>
        <table:table-row table:style-name="ro1">
          <table:covered-table-cell table:number-columns-repeated="10" table:style-name="ce61"/>
          <table:covered-table-cell table:number-columns-repeated="4" table:style-name="ce76"/>
          <table:table-cell table:number-columns-repeated="50"/>
        </table:table-row>
        <table:table-row table:style-name="ro1">
          <table:covered-table-cell table:number-columns-repeated="3" table:style-name="ce62"/>
          <table:covered-table-cell table:number-columns-repeated="7" table:style-name="ce61"/>
          <table:covered-table-cell table:number-columns-repeated="4" table:style-name="ce76"/>
          <table:table-cell table:number-columns-repeated="50"/>
        </table:table-row>
        <table:table-row table:style-name="ro1">
          <table:covered-table-cell table:number-columns-repeated="10" table:style-name="ce61"/>
          <table:covered-table-cell table:number-columns-repeated="4" table:style-name="ce76"/>
          <table:table-cell table:number-columns-repeated="50"/>
        </table:table-row>
        <table:table-row table:style-name="ro1">
          <table:covered-table-cell table:number-columns-repeated="10" table:style-name="ce61"/>
          <table:covered-table-cell table:number-columns-repeated="4" table:style-name="ce76"/>
          <table:table-cell table:number-columns-repeated="50"/>
        </table:table-row>
        <table:table-row table:style-name="ro1" table:number-rows-repeated="23">
          <table:table-cell table:number-columns-repeated="5"/>
          <table:table-cell table:style-name="ce20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20" table:number-columns-repeated="4"/>
          <table:table-cell table:number-columns-repeated="55"/>
        </table:table-row>
      </table:table>
      <table:table table:name="3" table:style-name="ta3" table:print="false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9" table:default-cell-style-name="Default"/>
        <table:table-row table:style-name="ro1" table:number-rows-repeated="17">
          <table:table-cell table:number-columns-repeated="64"/>
        </table:table-row>
        <table:table-row table:style-name="ro7">
          <table:table-cell table:style-name="ce34" office:value-type="string" calcext:value-type="string">
            <text:p>Функции в электронных таблицах</text:p>
          </table:table-cell>
          <table:table-cell table:style-name="ce34" table:number-columns-repeated="4"/>
          <table:table-cell table:number-columns-repeated="59"/>
        </table:table-row>
        <table:table-row table:style-name="ro7">
          <table:table-cell table:style-name="ce34" office:value-type="string" calcext:value-type="string">
            <text:p>Функции математические</text:p>
          </table:table-cell>
          <table:table-cell table:style-name="ce34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63"/>
        </table:table-row>
        <table:table-row table:style-name="ro1">
          <table:table-cell table:style-name="ce81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81"/>
          <table:table-cell table:style-name="ce27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 table:style-name="ce81"/>
          <table:table-cell table:style-name="ce27" table:formula="of:=ROUNDDOWN([.D22]/10;0)" office:value-type="float" office:value="7" calcext:value-type="float">
            <text:p>7</text:p>
          </table:table-cell>
          <table:table-cell table:number-columns-repeated="60"/>
        </table:table-row>
        <table:table-row table:style-name="ro5">
          <table:table-cell table:style-name="ce81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 table:style-name="ce81"/>
          <table:table-cell table:style-name="ce27" table:formula="of:=MOD([.D22];10)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Сумма его цифр:</text:p>
          </table:table-cell>
          <table:covered-table-cell table:number-columns-repeated="2" table:style-name="ce81"/>
          <table:table-cell table:style-name="ce27" table:formula="of:=SUM([.D23];[.D24])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 table:style-name="ce81"/>
          <table:table-cell table:style-name="ce27" table:formula="of:=PRODUCT([.D23];[.D24])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81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81"/>
          <table:table-cell table:style-name="ce27" office:value-type="float" office:value="56" calcext:value-type="float">
            <text:p>56</text:p>
          </table:table-cell>
          <table:table-cell table:number-columns-repeated="60"/>
        </table:table-row>
        <table:table-row table:style-name="ro5">
          <table:table-cell table:style-name="ce81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81"/>
          <table:table-cell table:style-name="ce27" table:formula="of:=MOD([.D30];10)*10+ROUNDDOWN([.D30]/10;)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81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81"/>
          <table:table-cell table:style-name="ce27" office:value-type="float" office:value="456" calcext:value-type="float">
            <text:p>456</text:p>
          </table:table-cell>
          <table:table-cell table:number-columns-repeated="60"/>
        </table:table-row>
        <table:table-row table:style-name="ro5">
          <table:table-cell table:style-name="ce81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81"/>
          <table:table-cell table:style-name="ce27" table:formula="of:=MOD([.D35];100)*10+ROUNDDOWN([.D35]/100)" office:value-type="float" office:value="564" calcext:value-type="float">
            <text:p>564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1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81"/>
          <table:table-cell table:style-name="ce27" office:value-type="float" office:value="985" calcext:value-type="float">
            <text:p>985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81"/>
          <table:table-cell table:style-name="ce27" table:formula="of:=MOD([.D40];10)*100+ROUNDDOWN([.D40]/10)" office:value-type="float" office:value="598" calcext:value-type="float">
            <text:p>598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1" office:value-type="string" calcext:value-type="string" table:number-columns-spanned="3" table:number-rows-spanned="1">
            <text:p>Введите число</text:p>
          </table:table-cell>
          <table:covered-table-cell table:number-columns-repeated="2" table:style-name="ce81"/>
          <table:table-cell table:style-name="ce27" office:value-type="float" office:value="2345" calcext:value-type="float">
            <text:p>2345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81"/>
          <table:table-cell table:style-name="ce27" table:formula="of:=ROUNDDOWN(MOD([.D45];1000)/100;0)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Функции для работы с датой и временем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8">
          <table:table-cell table:style-name="ce82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 table:style-name="ce82"/>
          <table:table-cell table:style-name="ce49" office:value-type="float" office:value="3600" calcext:value-type="float">
            <text:p>3600</text:p>
          </table:table-cell>
          <table:table-cell table:number-columns-repeated="60"/>
        </table:table-row>
        <table:table-row table:style-name="ro10">
          <table:table-cell table:style-name="ce83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41"/>
          <table:covered-table-cell table:style-name="ce46"/>
          <table:table-cell table:style-name="ce49" table:formula="of:=ROUNDDOWN([.D52]/3600)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21"/>
          <table:table-cell table:number-columns-repeated="53"/>
        </table:table-row>
        <table:table-row table:style-name="ro19">
          <table:table-cell table:style-name="ce83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41"/>
          <table:covered-table-cell table:style-name="ce46"/>
          <table:table-cell table:style-name="ce79" table:formula="of:=MOD([.D52];3600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21"/>
          <table:table-cell table:number-columns-repeated="53"/>
        </table:table-row>
        <table:table-row table:style-name="ro15">
          <table:table-cell table:style-name="ce83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83"/>
          <table:table-cell table:style-name="ce79" table:formula="of:=MOD([.D52];3600)/60" office:value-type="float" office:value="0" calcext:value-type="float">
            <text:p>0</text:p>
          </table:table-cell>
          <table:table-cell/>
          <table:table-cell table:style-name="ce11" table:number-columns-spanned="6" table:number-rows-spanned="1"/>
          <table:covered-table-cell table:number-columns-repeated="5" table:style-name="ce21"/>
          <table:table-cell table:number-columns-repeated="53"/>
        </table:table-row>
        <table:table-row table:style-name="ro20">
          <table:table-cell table:style-name="ce83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83"/>
          <table:table-cell table:style-name="ce80" table:formula="of:=MOD([.D52];60)" office:value-type="float" office:value="0" calcext:value-type="float">
            <text:p>0</text:p>
          </table:table-cell>
          <table:table-cell/>
          <table:table-cell table:style-name="ce11" table:number-columns-spanned="6" table:number-rows-spanned="1"/>
          <table:covered-table-cell table:number-columns-repeated="5" table:style-name="ce21"/>
          <table:table-cell table:number-columns-repeated="53"/>
        </table:table-row>
        <table:table-row table:style-name="ro21">
          <table:table-cell table:style-name="ce83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83"/>
          <table:table-cell table:style-name="ce13" table:formula="of:=MOD([.D52];30)" office:value-type="float" office:value="0" calcext:value-type="float">
            <text:p>0</text:p>
          </table:table-cell>
          <table:table-cell/>
          <table:table-cell table:style-name="ce11" table:number-columns-spanned="6" table:number-rows-spanned="1"/>
          <table:covered-table-cell table:number-columns-repeated="5" table:style-name="ce2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Задачи на обработку текста</text:p>
          </table:table-cell>
          <table:table-cell table:number-columns-repeated="63"/>
        </table:table-row>
        <table:table-row table:style-name="ro7">
          <table:table-cell table:style-name="ce34"/>
          <table:table-cell table:number-columns-repeated="63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Фамилия сотрудника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Иванов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Имя сотрудника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Иван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Отчество сотрудника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Иванович</text:p>
          </table:table-cell>
          <table:covered-table-cell table:style-name="ce81"/>
          <table:table-cell table:number-columns-repeated="60"/>
        </table:table-row>
        <table:table-row table:style-name="ro22">
          <table:table-cell table:style-name="ce8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85"/>
          <table:table-cell table:style-name="ce85" table:formula="of:=COM.MICROSOFT.CONCAT([.C62];&quot; &quot;;[.C63];&quot; &quot;;[.C64])" office:value-type="string" office:string-value="Иванов Иван Иванович" calcext:value-type="string" table:number-columns-spanned="2" table:number-rows-spanned="1">
            <text:p>Иванов Иван Иванович</text:p>
          </table:table-cell>
          <table:covered-table-cell table:style-name="ce85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Введите строку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Всё легко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81"/>
          <table:table-cell table:style-name="ce78" table:formula="of:=LEN([.C68])" office:value-type="float" office:value="9" calcext:value-type="float" table:number-columns-spanned="2" table:number-rows-spanned="1">
            <text:p>9</text:p>
          </table:table-cell>
          <table:covered-table-cell table:style-name="ce81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Исходное слово</text:p>
          </table:table-cell>
          <table:covered-table-cell table:style-name="ce42"/>
          <table:table-cell table:style-name="ce78" office:value-type="string" calcext:value-type="string" table:number-columns-spanned="2" table:number-rows-spanned="1">
            <text:p>Информатика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Полученное слово</text:p>
          </table:table-cell>
          <table:covered-table-cell table:style-name="ce42"/>
          <table:table-cell table:style-name="ce78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4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Исходное слово</text:p>
          </table:table-cell>
          <table:covered-table-cell table:style-name="ce42"/>
          <table:table-cell table:style-name="ce78" office:value-type="string" calcext:value-type="string" table:number-columns-spanned="2" table:number-rows-spanned="1">
            <text:p>Информатика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Полученное слово</text:p>
          </table:table-cell>
          <table:covered-table-cell table:style-name="ce42"/>
          <table:table-cell table:style-name="ce78" table:formula="of:=RIGHT([.A75];8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4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5. В первой результатирующей ячейке получить слово <text:span text:style-name="T1">Информация</text:span><text:span text:style-name="T2">, во второй - </text:span><text:span text:style-name="T3">Оператор</text:span>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Первое слово</text:p>
          </table:table-cell>
          <table:covered-table-cell table:style-name="ce42"/>
          <table:table-cell table:style-name="ce78" office:value-type="string" calcext:value-type="string" table:number-columns-spanned="2" table:number-rows-spanned="1">
            <text:p>Информатор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Второе слово</text:p>
          </table:table-cell>
          <table:covered-table-cell table:style-name="ce42"/>
          <table:table-cell table:style-name="ce78" office:value-type="string" calcext:value-type="string" table:number-columns-spanned="2" table:number-rows-spanned="1">
            <text:p>Операция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42"/>
          <table:table-cell table:style-name="ce96" table:formula="of:=MID([.C80];1;7)&amp;RIGHT([.C81];3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42"/>
          <table:table-cell table:style-name="ce78" table:formula="of:=MID([.C81];1;5)&amp;RIGHT([.C80];3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4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Фамилия сотрудника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Иванов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Имя сотрудника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Никита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Отчество сотрудника</text:p>
          </table:table-cell>
          <table:covered-table-cell table:style-name="ce81"/>
          <table:table-cell table:style-name="ce78" office:value-type="string" calcext:value-type="string" table:number-columns-spanned="2" table:number-rows-spanned="1">
            <text:p>Иванович</text:p>
          </table:table-cell>
          <table:covered-table-cell table:style-name="ce81"/>
          <table:table-cell table:number-columns-repeated="60"/>
        </table:table-row>
        <table:table-row table:style-name="ro11">
          <table:table-cell table:style-name="ce8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85"/>
          <table:table-cell table:style-name="ce85" table:formula="of:=[.C86]&amp;&quot; &quot;&amp;LEFT([.C87];1)&amp;&quot;.&quot;&amp;LEFT([.C88];1)&amp;&quot;.&quot;" office:value-type="string" office:string-value="Иванов Н.И." calcext:value-type="string" table:number-columns-spanned="2" table:number-rows-spanned="1">
            <text:p>Иванов Н.И.</text:p>
          </table:table-cell>
          <table:covered-table-cell table:style-name="ce85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Задачи с данными типа дата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Введите дату</text:p>
          </table:table-cell>
          <table:covered-table-cell table:style-name="ce81"/>
          <table:table-cell table:style-name="ce47" office:value-type="date" office:date-value="2009-05-13" calcext:value-type="date" table:number-columns-spanned="2" table:number-rows-spanned="1">
            <text:p>13.05.09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Число в этой дате</text:p>
          </table:table-cell>
          <table:covered-table-cell table:style-name="ce81"/>
          <table:table-cell table:style-name="ce78" table:formula="of:=DAY([.C94])" office:value-type="float" office:value="13" calcext:value-type="float" table:number-columns-spanned="2" table:number-rows-spanned="1">
            <text:p>13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Месяц в этой дате</text:p>
          </table:table-cell>
          <table:covered-table-cell table:style-name="ce81"/>
          <table:table-cell table:style-name="ce98" table:formula="of:=MONTH([.C94])" office:value-type="float" office:value="5" calcext:value-type="float" table:number-columns-spanned="2" table:number-rows-spanned="1">
            <text:p>5</text:p>
          </table:table-cell>
          <table:covered-table-cell table:style-name="ce81"/>
          <table:table-cell table:number-columns-repeated="60"/>
        </table:table-row>
        <table:table-row table:style-name="ro1">
          <table:table-cell table:style-name="ce78" office:value-type="string" calcext:value-type="string" table:number-columns-spanned="2" table:number-rows-spanned="1">
            <text:p>Год в этой дате</text:p>
          </table:table-cell>
          <table:covered-table-cell table:style-name="ce81"/>
          <table:table-cell table:style-name="ce78" table:formula="of:=YEAR([.C94])" office:value-type="float" office:value="2009" calcext:value-type="float" table:number-columns-spanned="2" table:number-rows-spanned="1">
            <text:p>2009</text:p>
          </table:table-cell>
          <table:covered-table-cell table:style-name="ce81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63"/>
        </table:table-row>
        <table:table-row table:style-name="ro1">
          <table:table-cell table:style-name="ce78" office:value-type="string" calcext:value-type="string" table:number-columns-spanned="2" table:number-rows-spanned="1">
            <text:p>Введите дату</text:p>
          </table:table-cell>
          <table:covered-table-cell table:style-name="ce81"/>
          <table:table-cell table:style-name="ce48" office:value-type="date" office:date-value="2002-01-12" calcext:value-type="date" table:number-columns-spanned="2" table:number-rows-spanned="1">
            <text:p>12.01.2002</text:p>
          </table:table-cell>
          <table:covered-table-cell table:style-name="ce48"/>
          <table:table-cell table:number-columns-repeated="60"/>
        </table:table-row>
        <table:table-row table:style-name="ro10">
          <table:table-cell table:style-name="ce8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43"/>
          <table:table-cell table:style-name="ce48" table:formula="of:=SUM([.C100]+100)" office:value-type="date" office:date-value="2002-04-22" calcext:value-type="date" table:number-columns-spanned="2" table:number-rows-spanned="1">
            <text:p>22.04.2002</text:p>
          </table:table-cell>
          <table:covered-table-cell table:style-name="ce81"/>
          <table:table-cell/>
          <table:table-cell table:style-name="ce51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53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52"/>
          <table:table-cell table:number-columns-repeated="58"/>
        </table:table-row>
        <table:table-row table:style-name="ro1">
          <table:table-cell table:style-name="ce85" office:value-type="string" calcext:value-type="string" table:number-columns-spanned="2" table:number-rows-spanned="1">
            <text:p>Введите дату рождения</text:p>
          </table:table-cell>
          <table:covered-table-cell table:style-name="ce43"/>
          <table:table-cell table:style-name="ce47" table:formula="of:=DATE(2002;7;13)" office:value-type="date" office:date-value="2002-07-13" calcext:value-type="date" table:number-columns-spanned="2" table:number-rows-spanned="1">
            <text:p>13.07.02</text:p>
          </table:table-cell>
          <table:covered-table-cell table:style-name="ce81"/>
          <table:table-cell table:style-name="ce100" table:formula="of:=TODAY()" office:value-type="date" office:date-value="2019-11-02" calcext:value-type="date">
            <text:p>02.11.19</text:p>
          </table:table-cell>
          <table:table-cell table:number-columns-repeated="59"/>
        </table:table-row>
        <table:table-row table:style-name="ro22">
          <table:table-cell table:style-name="ce8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43"/>
          <table:table-cell table:style-name="ce95" table:formula="of:=DAYS([.E104];[.C104])" office:value-type="float" office:value="6321" calcext:value-type="float" table:number-columns-spanned="2" table:number-rows-spanned="1">
            <text:p>6321</text:p>
          </table:table-cell>
          <table:covered-table-cell table:style-name="ce4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Работа с диапазонами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3">
          <table:table-cell table:style-name="ce39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4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81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 table:style-name="ce81"/>
          <table:table-cell table:style-name="ce13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 table:style-name="ce81"/>
          <table:table-cell table:style-name="ce13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 table:style-name="ce81"/>
          <table:table-cell table:style-name="ce13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лощадь кухни:</text:p>
          </table:table-cell>
          <table:covered-table-cell table:number-columns-repeated="2" table:style-name="ce81"/>
          <table:table-cell table:style-name="ce13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81"/>
          <table:table-cell table:style-name="ce1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 table:style-name="ce81"/>
          <table:table-cell table:style-name="ce13" table:formula="of:=SUM([.D111];[.D112];[.D113])" office:value-type="float" office:value="113" calcext:value-type="float">
            <text:p>113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 table:style-name="ce81"/>
          <table:table-cell table:style-name="ce13" table:formula="of:=SUM([.D114];[.D115];[.D116])" office:value-type="float" office:value="170" calcext:value-type="float">
            <text:p>17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1">
          <table:table-cell table:style-name="ce39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4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87"/>
          <table:table-cell table:style-name="ce50" office:value-type="string" calcext:value-type="string">
            <text:p>Зарплата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Январь</text:p>
          </table:table-cell>
          <table:covered-table-cell table:number-columns-repeated="2" table:style-name="ce81"/>
          <table:table-cell table:style-name="ce13" office:value-type="float" office:value="5637" calcext:value-type="float">
            <text:p>5637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81"/>
          <table:table-cell table:style-name="ce13" office:value-type="float" office:value="6890" calcext:value-type="float">
            <text:p>6890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Март</text:p>
          </table:table-cell>
          <table:covered-table-cell table:number-columns-repeated="2" table:style-name="ce81"/>
          <table:table-cell table:style-name="ce13" office:value-type="float" office:value="3568" calcext:value-type="float">
            <text:p>3568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Апрель</text:p>
          </table:table-cell>
          <table:covered-table-cell table:number-columns-repeated="2" table:style-name="ce81"/>
          <table:table-cell table:style-name="ce13" office:value-type="float" office:value="8634" calcext:value-type="float">
            <text:p>8634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Май</text:p>
          </table:table-cell>
          <table:covered-table-cell table:number-columns-repeated="2" table:style-name="ce81"/>
          <table:table-cell table:style-name="ce13" office:value-type="float" office:value="1725" calcext:value-type="float">
            <text:p>1725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Июнь</text:p>
          </table:table-cell>
          <table:covered-table-cell table:number-columns-repeated="2" table:style-name="ce81"/>
          <table:table-cell table:style-name="ce13" office:value-type="float" office:value="3795" calcext:value-type="float">
            <text:p>3795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Июль</text:p>
          </table:table-cell>
          <table:covered-table-cell table:number-columns-repeated="2" table:style-name="ce81"/>
          <table:table-cell table:style-name="ce13" office:value-type="float" office:value="3926" calcext:value-type="float">
            <text:p>3926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Август</text:p>
          </table:table-cell>
          <table:covered-table-cell table:number-columns-repeated="2" table:style-name="ce81"/>
          <table:table-cell table:style-name="ce13" office:value-type="float" office:value="5884" calcext:value-type="float">
            <text:p>5884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Сентябрь</text:p>
          </table:table-cell>
          <table:covered-table-cell table:number-columns-repeated="2" table:style-name="ce81"/>
          <table:table-cell table:style-name="ce13" office:value-type="float" office:value="3457" calcext:value-type="float">
            <text:p>3457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Октябрь</text:p>
          </table:table-cell>
          <table:covered-table-cell table:number-columns-repeated="2" table:style-name="ce81"/>
          <table:table-cell table:style-name="ce13" office:value-type="float" office:value="9456" calcext:value-type="float">
            <text:p>9456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Ноябрь</text:p>
          </table:table-cell>
          <table:covered-table-cell table:number-columns-repeated="2" table:style-name="ce81"/>
          <table:table-cell table:style-name="ce13" office:value-type="float" office:value="8347" calcext:value-type="float">
            <text:p>8347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Декабрь</text:p>
          </table:table-cell>
          <table:covered-table-cell table:number-columns-repeated="2" table:style-name="ce81"/>
          <table:table-cell table:style-name="ce13" office:value-type="float" office:value="7841" calcext:value-type="float">
            <text:p>7841</text:p>
          </table:table-cell>
          <table:table-cell table:number-columns-repeated="60"/>
        </table:table-row>
        <table:table-row table:style-name="ro1">
          <table:table-cell table:style-name="ce81" table:number-columns-spanned="3" table:number-rows-spanned="1"/>
          <table:covered-table-cell table:number-columns-repeated="2" table:style-name="ce81"/>
          <table:table-cell table:style-name="ce13"/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 table:style-name="ce81"/>
          <table:table-cell table:style-name="ce13" table:formula="of:=SUM([.D122];[.D123];[.D124])" office:value-type="float" office:value="16095" calcext:value-type="float">
            <text:p>16095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 table:style-name="ce81"/>
          <table:table-cell table:style-name="ce13" table:formula="of:=SUM([.D125];[.D126];[.D127])" office:value-type="float" office:value="14154" calcext:value-type="float">
            <text:p>14154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Всего за 1-е полугодие</text:p>
          </table:table-cell>
          <table:covered-table-cell table:style-name="ce45"/>
          <table:covered-table-cell table:style-name="ce42"/>
          <table:table-cell table:style-name="ce13" table:formula="of:=SUM([.D122];[.D123];[.D124];[.D125];[.D126];[.D127])" office:value-type="float" office:value="30249" calcext:value-type="float">
            <text:p>30249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Всего за 3 квартал</text:p>
          </table:table-cell>
          <table:covered-table-cell table:style-name="ce45"/>
          <table:covered-table-cell table:style-name="ce42"/>
          <table:table-cell table:style-name="ce13" table:formula="of:=SUM([.D128];[.D129];[.D130])" office:value-type="float" office:value="13267" calcext:value-type="float">
            <text:p>13267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Всего за 4 квартал</text:p>
          </table:table-cell>
          <table:covered-table-cell table:style-name="ce45"/>
          <table:covered-table-cell table:style-name="ce42"/>
          <table:table-cell table:style-name="ce13" table:formula="of:=SUM([.D131];[.D132];[.D133])" office:value-type="float" office:value="25644" calcext:value-type="float">
            <text:p>25644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Всего за 2 полугодие</text:p>
          </table:table-cell>
          <table:covered-table-cell table:style-name="ce45"/>
          <table:covered-table-cell table:style-name="ce42"/>
          <table:table-cell table:style-name="ce13" table:formula="of:=SUM([.D128];[.D129];[.D130];[.D131];[.D132];[.D133])" office:value-type="float" office:value="38911" calcext:value-type="float">
            <text:p>38911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 table:number-columns-spanned="3" table:number-rows-spanned="1">
            <text:p>Итого за год:</text:p>
          </table:table-cell>
          <table:covered-table-cell table:style-name="ce45"/>
          <table:covered-table-cell table:style-name="ce42"/>
          <table:table-cell table:style-name="ce13" table:formula="of:=SUM([.D137];[.D140])" office:value-type="float" office:value="69160" calcext:value-type="float">
            <text:p>69160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1" svg:font-family="'Arial Cyr'"/>
    <style:font-face style:name="Arial Cyr2" svg:font-family="'Arial Cyr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number:date-style style:name="N147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style:rotation-align="none"/>
      <style:text-properties style:font-name="Arial Cyr" fo:font-family="'Arial Cyr'" style:font-family-generic="swiss" style:font-pitch="variable" style:font-name-asian="Microsoft YaHei" style:font-family-asian="'Microsoft YaHei'" style:font-family-generic-asian="system" style:font-pitch-asian="variable" style:font-name-complex="Arial Cyr" style:font-family-complex="'Arial Cyr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ffff99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c0c0c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cc99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666699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4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2.49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3pt double #33cccc" style:border-line-width-bottom="0.35mm 0.35mm 0.35mm" style:diagonal-bl-tr="none" style:diagonal-tl-br="none" fo:border-left="none" fo:border-right="none" style:rotation-align="none" fo:border-top="0.99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.00.0000</text:date>, <text:time style:data-style-name="N2" text:time-value="18:43:15.85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02T19:20:41.353000000</dc:date>
    <meta:generator>LibreOffice/6.3.1.2$Windows_x86 LibreOffice_project/b79626edf0065ac373bd1df5c28bd630b4424273</meta:generator>
    <meta:editing-duration>PT3H45M54S</meta:editing-duration>
    <meta:editing-cycles>6</meta:editing-cycles>
    <meta:document-statistic meta:table-count="3" meta:cell-count="311" meta:object-count="2"/>
  </office:meta>
</office:document-meta>
</file>